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CB00000032584F68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gradient-step-count="100" draw:fill-hatch-name="Black_20_0_20_Degrees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Copyright © 2010, 2011 The SignServer Team.</text:span></text:p>
          </draw:text-box>
        </draw:frame>
        <draw:frame draw:style-name="gr4" draw:text-style-name="P5" draw:layer="layout" svg:width="7.62cm" svg:height="0.885cm" svg:x="8.62cm" svg:y="6.585cm">
          <draw:text-box>
            <text:p text:style-name="P4"><text:span text:style-name="T3">Version 0.5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ffffff" draw:end-color="#cccccc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us Kilås</meta:initial-creator>
    <meta:creation-date>2010-06-01T14:59:14</meta:creation-date>
    <dc:date>2011-06-30T14:37:20</dc:date>
    <dc:creator>Markus Kilås</dc:creator>
    <meta:editing-duration>PT22M6S</meta:editing-duration>
    <meta:editing-cycles>12</meta:editing-cycles>
    <meta:generator>LibreOffice/3.3$Unix LibreOffice_project/330m19$Build-202</meta:generator>
    <meta:document-statistic meta:object-count="6"/>
  </office:meta>
</office:document-meta>
</file>